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" style:font-family-generic="swiss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1" style:family="text">
      <style:text-properties officeooo:rsid="00120b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<text:text-input text:description="">{{ text.Text|markdown }}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Verdana" svg:font-family="Verdana" style:font-family-generic="swiss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3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Verdana" fo:font-family="Verdana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1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09:23:41.218601330</meta:creation-date>
    <dc:title>Standard-Text</dc:title>
    <meta:editing-duration>PT27S</meta:editing-duration>
    <meta:editing-cycles>3</meta:editing-cycles>
    <meta:generator>LibreOffice/6.0.6.2$Linux_X86_64 LibreOffice_project/00m0$Build-2</meta:generator>
    <meta:initial-creator>Manuel Senfft</meta:initial-creator>
    <dc:date>2018-09-05T09:25:49.083484228</dc:date>
    <dc:creator>Manuel Senfft</dc:creator>
    <meta:document-statistic meta:table-count="0" meta:image-count="0" meta:object-count="0" meta:page-count="1" meta:paragraph-count="1" meta:word-count="5" meta:character-count="26" meta:non-whitespace-character-count="24"/>
    <meta:template xlink:type="simple" xlink:actuate="onRequest" xlink:title="Standard-Text" xlink:href="file:///home/manu/.config/libreoffice/4/user/template/Standard-Text.ott" meta:date="2018-09-05T09:23:40.368293868"/>
  </office:meta>
</office:document-meta>
</file>